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name-asian="DejaVu Sans" style:font-size-asian="15pt" style:font-style-asian="normal" style:font-weight-asian="normal" style:font-name-complex="Arial1" style:font-size-complex="15pt" style:font-weight-complex="normal" style:text-emphasize="none"/>
    </style:style>
    <style:style style:name="P2" style:family="paragraph" style:parent-style-name="Default">
      <style:paragraph-properties fo:margin-left="0in" fo:margin-right="0in" fo:margin-top="0.0256in" fo:margin-bottom="0in" loext:contextual-spacing="false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officeooo:paragraph-rsid="0014db06"/>
    </style:style>
    <style:style style:name="P3" style:family="paragraph" style:parent-style-name="Default">
      <style:paragraph-properties fo:margin-left="0in" fo:margin-right="0in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4" style:family="paragraph" style:parent-style-name="Default">
      <style:paragraph-properties fo:margin-left="0in" fo:margin-right="0in" fo:line-height="85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5" style:family="paragraph" style:parent-style-name="Default">
      <style:paragraph-properties fo:margin-left="0in" fo:margin-right="0in" fo:line-height="9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</style:style>
    <style:style style:name="P6" style:family="paragraph" style:parent-style-name="Default">
      <style:paragraph-properties fo:margin-left="0in" fo:margin-right="0in" fo:line-height="9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14db06" officeooo:paragraph-rsid="0014db06" style:font-name-asian="DejaVu Sans" style:font-size-asian="14pt" style:font-style-asian="normal" style:font-weight-asian="normal" style:font-name-complex="Arial1" style:font-size-complex="12pt" style:text-emphasize="none"/>
    </style:style>
    <style:style style:name="P7" style:family="paragraph" style:parent-style-name="Default">
      <style:paragraph-properties fo:margin-left="0in" fo:margin-right="0in" fo:margin-top="0.052in" fo:margin-bottom="0in" loext:contextual-spacing="false" fo:line-height="85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rsid="0014db06" officeooo:paragraph-rsid="0014db06" style:font-name-asian="DejaVu Sans" style:font-size-asian="15pt" style:font-style-asian="normal" style:font-weight-asian="bold" style:font-name-complex="Arial1" style:font-size-complex="12pt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name-asian="DejaVu Sans" style:font-size-asian="15pt" style:font-style-asian="normal" style:font-weight-asian="normal" style:font-name-complex="Arial1" style:font-size-complex="15pt" style:font-weight-complex="normal" style:text-emphasize="none"/>
    </style:style>
    <style:style style:name="P9" style:family="paragraph" style:parent-style-name="Text_20_body">
      <style:text-properties fo:font-size="15pt" style:font-size-asian="15pt" style:font-size-complex="15pt"/>
    </style:style>
    <style:style style:name="P10" style:family="paragraph" style:parent-style-name="Text_20_body">
      <style:text-properties fo:font-size="15pt" officeooo:paragraph-rsid="0014a437" style:font-size-asian="15pt" style:font-size-complex="15pt"/>
    </style:style>
    <style:style style:name="P11" style:family="paragraph" style:parent-style-name="Text_20_body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name-asian="DejaVu Sans" style:font-size-asian="15pt" style:font-style-asian="normal" style:font-weight-asian="normal" style:font-name-complex="Arial1" style:font-size-complex="15pt" style:font-weight-complex="normal" style:text-emphasize="none"/>
    </style:style>
    <style:style style:name="P12" style:family="paragraph" style:parent-style-name="Text_20_body">
      <style:text-properties officeooo:paragraph-rsid="0014a437"/>
    </style:style>
    <style:style style:name="T1" style:family="text">
      <style:text-properties fo:font-size="15pt" fo:font-weight="bold" style:font-size-asian="15pt" style:font-weight-asian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4a437" style:font-size-asian="15pt" style:font-size-complex="15pt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14db06" style:font-size-asian="15pt" style:font-weight-asian="normal" style:font-size-complex="15pt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name-asian="DejaVu Sans" style:font-size-asian="15pt" style:font-style-asian="normal" style:font-weight-asian="normal" style:font-name-complex="Arial1" style:font-size-complex="15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4db06" style:font-name-asian="DejaVu Sans" style:font-size-asian="15pt" style:font-style-asian="normal" style:font-weight-asian="normal" style:font-name-complex="Arial1" style:font-size-complex="15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14db06" style:font-name-asian="DejaVu Sans" style:font-size-asian="15pt" style:font-style-asian="normal" style:font-weight-asian="normal" style:font-name-complex="Arial1" style:font-size-complex="12pt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rsid="0014db06" style:font-name-asian="DejaVu Sans" style:font-size-asian="15pt" style:font-style-asian="normal" style:font-weight-asian="bold" style:font-name-complex="Arial1" style:font-size-complex="12pt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bold" officeooo:rsid="0014db06" style:font-name-asian="DejaVu Sans" style:font-style-asian="normal" style:font-weight-asian="bold" style:font-name-complex="Arial1" style:font-size-complex="12pt" style:text-emphasize="none"/>
    </style:style>
    <style:style style:name="T12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14db06" style:font-name-asian="DejaVu Sans" style:font-size-asian="14pt" style:font-style-asian="normal" style:font-weight-asian="normal" style:font-name-complex="Arial1" style:font-size-complex="12pt" style:text-emphasize="none"/>
    </style:style>
    <style:style style:name="T13" style:family="text">
      <style:text-properties fo:color="#000000" fo:font-size="15pt" officeooo:rsid="0014a437" style:font-size-asian="15pt" style:font-size-complex="15pt"/>
    </style:style>
    <style:style style:name="T14" style:family="text">
      <style:text-properties fo:color="#000099" fo:font-size="23pt" officeooo:rsid="0014a437" style:font-size-asian="23pt" style:font-size-complex="15pt"/>
    </style:style>
    <style:style style:name="T15" style:family="text">
      <style:text-properties fo:color="#000099" fo:font-size="15pt" officeooo:rsid="0014a437" style:font-size-asian="15pt" style:font-size-complex="15pt"/>
    </style:style>
    <style:style style:name="T16" style:family="text">
      <style:text-properties fo:color="#c9211e" fo:font-size="15pt" officeooo:rsid="0014a437" style:font-size-asian="15pt" style:font-size-complex="15pt"/>
    </style:style>
    <style:style style:name="T17" style:family="text">
      <style:text-properties officeooo:rsid="0014db06"/>
    </style:style>
    <style:style style:name="T18" style:family="text">
      <style:text-properties fo:font-size="14pt" style:font-size-asian="14pt"/>
    </style:style>
    <style:style style:name="T19" style:family="text">
      <style:text-properties fo:font-size="14pt" officeooo:rsid="0014db06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From: “</text:span><text:span text:style-name="T9">Remon Lamey</text:span><text:span text:style-name="T4">” &lt;</text:span><text:span text:style-name="T8">remonlamey</text:span><text:span text:style-name="T4">@gmail.com&gt;</text:span></text:p>
      <text:p text:style-name="P3"><text:span text:style-name="T4">To: “</text:span><text:span text:style-name="T8">Mahmoud tawfik</text:span><text:span text:style-name="T4">” &lt;</text:span><text:span text:style-name="T5">mahmoudtawfik</text:span><text:span text:style-name="T4">@eng.edu.cu.edu&gt;</text:span></text:p>
      <text:p text:style-name="P9">Subject: Invitation: Workshop on Business Proposal Writing</text:p>
      <text:p text:style-name="P12"><text:span text:style-name="T2"/></text:p>
      <text:p text:style-name="P12"><text:span text:style-name="T2">Dear </text:span><text:span text:style-name="T3">My </text:span><text:span text:style-name="T13">Colleagues:</text:span></text:p>
      <text:p text:style-name="P10"/>
      <text:p text:style-name="Text_20_body"><text:span text:style-name="T7">I hope this email finds you well. I am writing to invite you to an upcoming workshop focused on</text:span> <text:span text:style-name="T7">enhancing our skills in writing business proposals. The workshop will be held on </text:span><text:span text:style-name="T8">25/3/2024 </text:span><text:span text:style-name="T7">at </text:span><text:span text:style-name="T8">3:30 PM</text:span><text:span text:style-name="T7"> in </text:span><text:span text:style-name="T8">222 room in MC building</text:span><text:span text:style-name="T7">.</text:span></text:p>
      <text:p text:style-name="P11">During the workshop, we will cover essential topics such as structuring proposals, incorporating persuasive language, and tailoring content to specific audiences. To aid in our learning, I have prepared a handout titled "Key Strategies for Writing Compelling Business Proposals," which outlines the key points we will be covering during the workshop. Please find the attachment "Business_Proposal_Workshop_Handout.pdf" for your reference.</text:p>
      <text:p text:style-name="P11">Your attendance at this workshop is highly encouraged, as it will contribute to our collective growth and success as a team. If you have any questions or concerns, please don't hesitate to reach out to me. Thank you for your attention to this matter. I look forward to seeing you all at the workshop.</text:p>
      <text:p text:style-name="P8"/>
      <text:p text:style-name="P1"><text:span text:style-name="T6">Sincerely yours,</text:span></text:p>
      <text:p text:style-name="P7">Remon Lamey</text:p>
      <text:p text:style-name="P4"/>
      <text:p text:style-name="P4"><text:span text:style-name="T1">**********************</text:span></text:p>
      <text:p text:style-name="P6">Remon Lamey Lemby</text:p>
      <text:p text:style-name="P5"><text:span text:style-name="T18">Junior Student, Faculty of Engineering</text:span></text:p>
      <text:p text:style-name="P6">Misr university for Science and Technology</text:p>
      <text:p text:style-name="P5"><text:span text:style-name="T18">Giza, Egypt </text:span></text:p>
      <text:p text:style-name="P5"><text:span text:style-name="T18">(+</text:span><text:span text:style-name="T19">0</text:span><text:span text:style-name="T18">2) 0</text:span><text:span text:style-name="T12">121</text:span><text:span text:style-name="T18">-</text:span><text:span text:style-name="T12">27</text:span><text:span text:style-name="T18">1-</text:span><text:span text:style-name="T12">3961</text:span></text:p>
      <text:p text:style-name="P5"><text:span text:style-name="T12">remonlamey</text:span><text:span text:style-name="T18">@gmail.com</text:span></text:p>
      <text:p text:style-name="P8"><text:span text:style-name="T6"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0937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76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46b86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46b86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7b9899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3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37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37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76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46b86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46b86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37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76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46b86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46b86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7b9899" style:text-outline="false" style:text-line-through-style="none" style:text-line-through-type="none" style:font-name="Lohit Devanagari" fo:font-family="'Lohit Devanagari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37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top="0.0937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top="0.076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46b86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646b86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7b9899" style:text-outline="false" style:text-line-through-style="none" style:text-line-through-type="none" style:font-name="Lohit Devanagari" fo:font-family="'Lohit Devanagari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top="0.0937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4T01:53:10.394165888</meta:creation-date>
    <dc:date>2024-03-24T02:10:55.627807338</dc:date>
    <meta:editing-duration>PT7M31S</meta:editing-duration>
    <meta:editing-cycles>1</meta:editing-cycles>
    <meta:document-statistic meta:table-count="0" meta:image-count="0" meta:object-count="0" meta:page-count="1" meta:paragraph-count="16" meta:word-count="197" meta:character-count="1330" meta:non-whitespace-character-count="1148"/>
    <meta:generator>LibreOffice/6.4.7.2$Linux_X86_64 LibreOffice_project/40$Build-2</meta:generator>
  </office:meta>
</office:document-meta>
</file>